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8.296cm"/>
    </style:style>
    <style:style style:name="co3" style:family="table-column">
      <style:table-column-properties fo:break-before="auto" style:column-width="20.5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est Funcion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QVD <text:s/>Test Pl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Resultado esper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ia dpkg </text:p>
          </table:table-cell>
        </table:table-row>
        <table:table-row table:style-name="ro1">
          <table:table-cell office:value-type="string">
            <text:p>Test 2 </text:p>
          </table:table-cell>
          <table:table-cell office:value-type="string">
            <text:p>Puesta en marcha del L7R</text:p>
          </table:table-cell>
          <table:table-cell office:value-type="string">
            <text:p>Una vez que los paquetes han sido instalados el L7R debe poder arrancarse automáticamente</text:p>
          </table:table-cell>
        </table:table-row>
        <table:table-row table:style-name="ro1">
          <table:table-cell office:value-type="string">
            <text:p>Test 3 </text:p>
          </table:table-cell>
          <table:table-cell office:value-type="string">
            <text:p>Puesta en marcha del servicio de rc y HKD </text:p>
          </table:table-cell>
          <table:table-cell office:value-type="string">
            <text:p>Una vez que los paquetes han sido instalados los servicios de rc y hkd deben poder arrancarse automáticamente en los hosts. </text:p>
          </table:table-cell>
        </table:table-row>
        <table:table-row table:style-name="ro1">
          <table:table-cell office:value-type="string">
            <text:p>Test 4 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via dpkg, se crearan iconos en Apps-&gt; Internet-&gt; QVD-Client.</text:p>
          </table:table-cell>
        </table:table-row>
        <table:table-row table:style-name="ro1">
          <table:table-cell office:value-type="string">
            <text:p>Test 5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ia linea de comando y via Icono menú de Gnome. </text:p>
          </table:table-cell>
        </table:table-row>
        <table:table-row table:style-name="ro1">
          <table:table-cell office:value-type="string">
            <text:p>Test 6 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</table:table-row>
        <table:table-row table:style-name="ro1">
          <table:table-cell office:value-type="string">
            <text:p>Test 7</text:p>
          </table:table-cell>
          <table:table-cell office:value-type="string">
            <text:p>Autenticación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</table:table-row>
        <table:table-row table:style-name="ro1">
          <table:table-cell office:value-type="string">
            <text:p>Test 8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</table:table-row>
        <table:table-row table:style-name="ro1">
          <table:table-cell office:value-type="string">
            <text:p>Test 9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</table:table-row>
        <table:table-row table:style-name="ro1">
          <table:table-cell office:value-type="string">
            <text:p>Test 10</text:p>
          </table:table-cell>
          <table:table-cell office:value-type="string">
            <text:p>Alta de Usuarios via CLI</text:p>
          </table:table-cell>
          <table:table-cell office:value-type="string">
            <text:p>Un usuario se debe poder dar de alta via el CLI</text:p>
          </table:table-cell>
        </table:table-row>
        <table:table-row table:style-name="ro1">
          <table:table-cell office:value-type="string">
            <text:p>Test 11</text:p>
          </table:table-cell>
          <table:table-cell office:value-type="string">
            <text:p>Alta de usuarios via web</text:p>
          </table:table-cell>
          <table:table-cell office:value-type="string">
            <text:p>Un usuario se debe poder dar de alta via web </text:p>
          </table:table-cell>
        </table:table-row>
        <table:table-row table:style-name="ro1">
          <table:table-cell office:value-type="string">
            <text:p>Test 12</text:p>
          </table:table-cell>
          <table:table-cell office:value-type="string">
            <text:p>Modificación de parametros de usuarios via CLI</text:p>
          </table:table-cell>
          <table:table-cell office:value-type="string">
            <text:p>Los parametros de los usuariosse cambian via CLI</text:p>
          </table:table-cell>
        </table:table-row>
        <table:table-row table:style-name="ro1">
          <table:table-cell office:value-type="string">
            <text:p>Test 13</text:p>
          </table:table-cell>
          <table:table-cell office:value-type="string">
            <text:p>Modificación de parametros de usuario via WEB </text:p>
          </table:table-cell>
          <table:table-cell office:value-type="string">
            <text:p>Los parametros de los usuariosse cambian via web</text:p>
          </table:table-cell>
        </table:table-row>
        <table:table-row table:style-name="ro1">
          <table:table-cell office:value-type="string">
            <text:p>Test 14</text:p>
          </table:table-cell>
          <table:table-cell office:value-type="string">
            <text:p>Baja de usuarios via CLI</text:p>
          </table:table-cell>
          <table:table-cell/>
        </table:table-row>
        <table:table-row table:style-name="ro1">
          <table:table-cell office:value-type="string">
            <text:p>Test 15</text:p>
          </table:table-cell>
          <table:table-cell office:value-type="string">
            <text:p>Baja de Usuarios via Web </text:p>
          </table:table-cell>
          <table:table-cell/>
        </table:table-row>
        <table:table-row table:style-name="ro1">
          <table:table-cell office:value-type="string">
            <text:p>Test 16</text:p>
          </table:table-cell>
          <table:table-cell office:value-type="string">
            <text:p>Eliminar varios usuarios en bloque via CLI</text:p>
          </table:table-cell>
          <table:table-cell/>
        </table:table-row>
        <table:table-row table:style-name="ro1">
          <table:table-cell office:value-type="string">
            <text:p>Test 17</text:p>
          </table:table-cell>
          <table:table-cell office:value-type="string">
            <text:p>Eliminar varios usuarios en bloque via web</text:p>
          </table:table-cell>
          <table:table-cell/>
        </table:table-row>
        <table:table-row table:style-name="ro1">
          <table:table-cell office:value-type="string">
            <text:p>Test 18</text:p>
          </table:table-cell>
          <table:table-cell office:value-type="string">
            <text:p>Creación de máquina virtual via usuario</text:p>
          </table:table-cell>
          <table:table-cell office:value-type="string">
            <text:p>Crear una nueva máquina virtual via la página de usuario</text:p>
          </table:table-cell>
        </table:table-row>
        <table:table-row table:style-name="ro1">
          <table:table-cell office:value-type="string">
            <text:p>Test 19</text:p>
          </table:table-cell>
          <table:table-cell office:value-type="string">
            <text:p>Buscar usuarios via CLI</text:p>
          </table:table-cell>
          <table:table-cell/>
        </table:table-row>
        <table:table-row table:style-name="ro1">
          <table:table-cell office:value-type="string">
            <text:p>Test 20</text:p>
          </table:table-cell>
          <table:table-cell office:value-type="string">
            <text:p>Buscar usuarios via Web</text:p>
          </table:table-cell>
          <table:table-cell/>
        </table:table-row>
        <table:table-row table:style-name="ro1">
          <table:table-cell office:value-type="string">
            <text:p>Test 21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</table:table-row>
        <table:table-row table:style-name="ro1">
          <table:table-cell office:value-type="string">
            <text:p>Test 22</text:p>
          </table:table-cell>
          <table:table-cell office:value-type="string">
            <text:p>Listar Usuarios</text:p>
          </table:table-cell>
          <table:table-cell office:value-type="string">
            <text:p>Una vez hecho click en la pestaña de máquinas virtuales, aparecen los usuarios listados</text:p>
          </table:table-cell>
        </table:table-row>
        <table:table-row table:style-name="ro1">
          <table:table-cell office:value-type="string">
            <text:p>Test 23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ne en una única página, deben ser listados en varias, pudiendo navegar entre las distintas páginas.</text:p>
          </table:table-cell>
        </table:table-row>
        <table:table-row table:style-name="ro1">
          <table:table-cell office:value-type="string">
            <text:p>Test 24</text:p>
          </table:table-cell>
          <table:table-cell table:number-columns-repeated="2"/>
        </table:table-row>
        <table:table-row table:style-name="ro1">
          <table:table-cell office:value-type="string">
            <text:p>Test 25</text:p>
          </table:table-cell>
          <table:table-cell table:number-columns-repeated="2"/>
        </table:table-row>
        <table:table-row table:style-name="ro1">
          <table:table-cell office:value-type="string">
            <text:p>Test 26</text:p>
          </table:table-cell>
          <table:table-cell table:number-columns-repeated="2"/>
        </table:table-row>
        <table:table-row table:style-name="ro1">
          <table:table-cell office:value-type="string">
            <text:p>Test 27</text:p>
          </table:table-cell>
          <table:table-cell table:number-columns-repeated="2"/>
        </table:table-row>
        <table:table-row table:style-name="ro1">
          <table:table-cell office:value-type="string">
            <text:p>Test 28</text:p>
          </table:table-cell>
          <table:table-cell table:number-columns-repeated="2"/>
        </table:table-row>
        <table:table-row table:style-name="ro1">
          <table:table-cell office:value-type="string">
            <text:p>Test 29</text:p>
          </table:table-cell>
          <table:table-cell table:number-columns-repeated="2"/>
        </table:table-row>
        <table:table-row table:style-name="ro1">
          <table:table-cell office:value-type="string">
            <text:p>Test 30</text:p>
          </table:table-cell>
          <table:table-cell table:number-columns-repeated="2"/>
        </table:table-row>
        <table:table-row table:style-name="ro1">
          <table:table-cell office:value-type="string">
            <text:p>Test 31</text:p>
          </table:table-cell>
          <table:table-cell table:number-columns-repeated="2"/>
        </table:table-row>
        <table:table-row table:style-name="ro1">
          <table:table-cell office:value-type="string">
            <text:p>Test 32</text:p>
          </table:table-cell>
          <table:table-cell table:number-columns-repeated="2"/>
        </table:table-row>
        <table:table-row table:style-name="ro1">
          <table:table-cell office:value-type="string">
            <text:p>Test 33</text:p>
          </table:table-cell>
          <table:table-cell table:number-columns-repeated="2"/>
        </table:table-row>
      </table:table>
      <table:table table:name="Pruebas Unitarias Cliente" table:style-name="ta1" table:print="false">
        <table:table-column table:style-name="co5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Pruebas Unitaria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Pruebas Unitarias Cliente</text:p>
          </table:table-cell>
        </table:table-row>
        <table:table-row table:style-name="ro1">
          <table:table-cell office:value-type="string">
            <text:p>Pruebas Unitarias BBDD</text:p>
          </table:table-cell>
        </table:table-row>
        <table:table-row table:style-name="ro1">
          <table:table-cell office:value-type="string">
            <text:p>Pruebas Unitarias L7R</text:p>
          </table:table-cell>
        </table:table-row>
        <table:table-row table:style-name="ro1">
          <table:table-cell office:value-type="string">
            <text:p>Pruebas Unitarias VMA</text:p>
          </table:table-cell>
        </table:table-row>
        <table:table-row table:style-name="ro1">
          <table:table-cell office:value-type="string">
            <text:p>Pruebas Unitarias RC</text:p>
          </table:table-cell>
        </table:table-row>
        <table:table-row table:style-name="ro1">
          <table:table-cell office:value-type="string">
            <text:p>Pruebas Unitarias VMAS</text:p>
          </table:table-cell>
        </table:table-row>
      </table:table>
      <table:table table:name="Pruebas Unitarias VMA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VMA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L7R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BDD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web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RC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3:1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Arenas</meta:initial-creator>
    <meta:creation-date>2010-02-25T11:27:29</meta:creation-date>
    <dc:date>2010-02-25T13:15:27</dc:date>
    <dc:creator>Nicolas Arenas</dc:creator>
    <meta:editing-duration>PT01H48M02S</meta:editing-duration>
    <meta:editing-cycles>4</meta:editing-cycles>
    <meta:generator>OpenOffice.org/3.1$Unix OpenOffice.org_project/310m19$Build-9420</meta:generator>
    <meta:document-statistic meta:table-count="8" meta:cell-count="87" meta:object-count="0"/>
  </office:meta>
</office:document-meta>
</file>